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148511e040" style:family="table" style:master-page-name="ta-mp-0x7f148511e040">
      <style:table-properties table:display="true" style:writing-mode="lr-tb"/>
    </style:style>
    <style:style style:name="ta-0x7f148511e230" style:family="table" style:master-page-name="ta-mp-0x7f148511e230">
      <style:table-properties table:display="true" style:writing-mode="lr-tb"/>
    </style:style>
    <style:style style:name="ta-0x7f148511e420" style:family="table" style:master-page-name="ta-mp-0x7f148511e42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64.26pt" style:use-optimal-column-width="true"/>
    </style:style>
    <style:style style:name="ACE-0x7f148514f8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4851518e8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485151b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485151e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justify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4851511f8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485151a10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485151f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justify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485151320" style:family="table-cell" style:data-style-name="General">
      <style:table-cell-properties fo:background-color="transparent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485151448" style:family="table-cell" style:data-style-name="General">
      <style:table-cell-properties fo:background-color="transparent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485151c6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485151570" style:family="table-cell" style:data-style-name="General">
      <style:table-cell-properties fo:background-color="transparent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4851517c0" style:family="table-cell" style:data-style-name="General">
      <style:table-cell-properties fo:background-color="transparent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485151d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1485151698" style:family="table-cell" style:data-style-name="General">
      <style:table-cell-properties fo:background-color="transparent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148514f9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48514fa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56.00pt" style:use-optimal-column-width="true"/>
    </style:style>
    <style:style style:name="ACOL-2" style:family="table-column">
      <style:table-column-properties style:column-width="133.91pt" style:use-optimal-column-width="true"/>
    </style:style>
    <style:style style:name="ACOL-3" style:family="table-column">
      <style:table-column-properties style:column-width="139.44pt" style:use-optimal-column-width="true"/>
    </style:style>
    <style:style style:name="ACOL-4" style:family="table-column">
      <style:table-column-properties style:column-width="145.05pt" style:use-optimal-column-width="true"/>
    </style:style>
    <style:style style:name="ACOL-5" style:family="table-column"/>
    <style:style style:name="AROW-1" style:family="table-row">
      <style:table-row-properties style:row-height="12.19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  <style:style style:name="AROW-4" style:family="table-row">
      <style:table-row-properties style:row-height="26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abelle1" table:style-name="ta-0x7f148511e040" table:print="false">
        <office:forms form:automatic-focus="false" form:apply-design-mode="false">
          <form:form/>
        </office:forms>
        <table:table-column table:style-name="ACOL-0" table:number-columns-repeated="3"/>
        <table:table-column table:style-name="ACOL-1"/>
        <table:table-column table:style-name="ACOL-0" table:number-columns-repeated="2"/>
        <table:table-column table:style-name="ACOL-2"/>
        <table:table-column table:style-name="ACOL-0"/>
        <table:table-column table:style-name="ACOL-3"/>
        <table:table-column table:style-name="ACOL-0"/>
        <table:table-column table:style-name="ACOL-4"/>
        <table:table-column table:style-name="ACOL-0"/>
        <table:table-column table:style-name="ACOL-0" table:number-columns-repeated="3"/>
        <table:table-column table:style-name="ACOL-0"/>
        <table:table-column table:style-name="ACOL-0" table:number-columns-repeated="1008"/>
        <table:table-row table:style-name="AROW-1">
          <table:table-cell table:style-name="Gnumeric-default"/>
          <table:table-cell table:style-name="ACE-0x7f14851511f8" office:value-type="string">
            <text:p><text:s text:c="12"/>FEM-LAB</text:p>
          </table:table-cell>
          <table:table-cell table:style-name="ACE-0x7f1485151320"/>
          <table:table-cell table:style-name="ACE-0x7f1485151448"/>
          <table:table-cell table:style-name="ACE-0x7f1485151448" office:value-type="string">
            <text:p>FUNCTIONSHEET</text:p>
          </table:table-cell>
          <table:table-cell table:style-name="ACE-0x7f1485151448"/>
          <table:table-cell table:style-name="ACE-0x7f1485151320"/>
          <table:table-cell table:style-name="ACE-0x7f1485151570" office:value-type="string">
            <text:p>github.com/oldbridgegeek/fem-lab</text:p>
          </table:table-cell>
          <table:table-cell table:number-columns-repeated="3" table:style-name="ACE-0x7f1485151320"/>
          <table:table-cell table:style-name="ACE-0x7f1485151698" office:value-type="string">
            <text:p>by Enes Witwit and Marcel Duerr</text:p>
          </table:table-cell>
          <table:table-cell table:style-name="ACE-0x7f1485151570"/>
          <table:table-cell table:style-name="ACE-0x7f14851517c0"/>
          <table:table-cell table:number-columns-repeated="1010" table:style-name="Gnumeric-default"/>
        </table:table-row>
        <table:table-row table:style-name="AROW-1" table:number-rows-repeated="3">
          <table:table-cell table:number-columns-repeated="1024"/>
        </table:table-row>
        <table:table-row table:style-name="AROW-1">
          <table:table-cell table:style-name="ACE-0x7f14851518e8" office:value-type="string">
            <text:p>FUNCTION CATEGORY</text:p>
          </table:table-cell>
          <table:table-cell table:number-columns-repeated="2" table:style-name="ACE-0x7f1485151a10"/>
          <table:table-cell table:style-name="ACE-0x7f14851518e8" office:value-type="string">
            <text:p>FUNCTIONNAME</text:p>
          </table:table-cell>
          <table:table-cell table:number-columns-repeated="2" table:style-name="ACE-0x7f1485151a10"/>
          <table:table-cell table:style-name="ACE-0x7f14851518e8" office:value-type="string">
            <text:p>INPUT</text:p>
          </table:table-cell>
          <table:table-cell table:style-name="ACE-0x7f1485151a10"/>
          <table:table-cell table:style-name="ACE-0x7f14851518e8" office:value-type="string">
            <text:p>OUTPUT</text:p>
          </table:table-cell>
          <table:table-cell table:style-name="ACE-0x7f1485151a10"/>
          <table:table-cell table:style-name="ACE-0x7f14851518e8" office:value-type="string">
            <text:p>WHAT DO WE NEED</text:p>
          </table:table-cell>
          <table:table-cell table:number-columns-repeated="4" table:style-name="ACE-0x7f1485151a10"/>
          <table:table-cell table:style-name="ACE-0x7f14851518e8" office:value-type="string">
            <text:p>REMARK</text:p>
          </table:table-cell>
          <table:table-cell table:number-columns-repeated="2" table:style-name="ACE-0x7f1485151a10"/>
          <table:table-cell table:number-columns-repeated="1006" table:style-name="Gnumeric-default"/>
        </table:table-row>
        <table:table-row table:style-name="AROW-1">
          <table:table-cell table:number-columns-repeated="1024"/>
        </table:table-row>
        <table:table-row table:style-name="AROW-1">
          <table:table-cell table:style-name="ACE-0x7f1485151b38" office:value-type="string">
            <text:p>MESH</text:p>
          </table:table-cell>
          <table:table-cell table:number-columns-repeated="2" table:style-name="Gnumeric-default"/>
          <table:table-cell table:style-name="Gnumeric-default" office:value-type="string">
            <text:p>mesh_generate</text:p>
          </table:table-cell>
          <table:table-cell table:number-columns-repeated="2" table:style-name="Gnumeric-default"/>
          <table:table-cell table:style-name="Gnumeric-default" office:value-type="string">
            <text:p>[real num] mesh_size</text:p>
          </table:table-cell>
          <table:table-cell table:style-name="Gnumeric-default"/>
          <table:table-cell table:style-name="Gnumeric-default" office:value-type="string">
            <text:p>[matrix] [vertex,cell]</text:p>
          </table:table-cell>
          <table:table-cell table:style-name="Gnumeric-default"/>
          <table:table-cell table:style-name="Gnumeric-default" office:value-type="string">
            <text:p>Need function to generate a mesh. A list with all vertices. A list of cells. </text:p>
          </table:table-cell>
          <table:table-cell table:number-columns-repeated="4" table:style-name="Gnumeric-default"/>
          <table:table-cell table:style-name="Gnumeric-default" office:value-type="string">
            <text:p>Lexicographical order m=i+j*n</text:p>
          </table:table-cell>
          <table:table-cell table:number-columns-repeated="1008" table:style-name="Gnumeric-default"/>
        </table:table-row>
        <table:table-row table:style-name="AROW-1">
          <table:table-cell table:number-columns-repeated="1024"/>
        </table:table-row>
        <table:table-row table:style-name="AROW-1">
          <table:table-cell table:number-columns-repeated="15" table:style-name="Gnumeric-default"/>
          <table:table-cell table:style-name="Gnumeric-default" office:value-type="string">
            <text:p>We don't need that anymore if we calculate right hand side integral on each element individually</text:p>
          </table:table-cell>
          <table:table-cell table:number-columns-repeated="1008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mesh_cell</text:p>
          </table:table-cell>
          <table:table-cell table:number-columns-repeated="1020" table:style-name="Gnumeric-default"/>
        </table:table-row>
        <table:table-row table:style-name="AROW-0">
          <table:table-cell table:number-columns-repeated="1024"/>
        </table:table-row>
        <table:table-row table:style-name="AROW-2">
          <table:table-cell table:number-columns-repeated="1024"/>
        </table:table-row>
        <table:table-row table:style-name="AROW-1">
          <table:table-cell table:number-columns-repeated="1024"/>
        </table:table-row>
        <table:table-row table:style-name="AROW-1">
          <table:table-cell table:style-name="ACE-0x7f1485151b38" office:value-type="string">
            <text:p>SHAPE FUNCTION</text:p>
          </table:table-cell>
          <table:table-cell table:number-columns-repeated="2" table:style-name="Gnumeric-default"/>
          <table:table-cell table:style-name="Gnumeric-default" office:value-type="string">
            <text:p>sf_generate</text:p>
          </table:table-cell>
          <table:table-cell table:number-columns-repeated="2" table:style-name="Gnumeric-default"/>
          <table:table-cell table:style-name="Gnumeric-default" office:value-type="string">
            <text:p>[integer] polynomial_deg</text:p>
          </table:table-cell>
          <table:table-cell table:style-name="Gnumeric-default"/>
          <table:table-cell table:style-name="Gnumeric-default" office:value-type="string">
            <text:p>[matrix] SF</text:p>
          </table:table-cell>
          <table:table-cell table:style-name="Gnumeric-default"/>
          <table:table-cell table:style-name="Gnumeric-default" office:value-type="string">
            <text:p>Need as output shape function basis for a reference cell.</text:p>
          </table:table-cell>
          <table:table-cell table:number-columns-repeated="4" table:style-name="Gnumeric-default"/>
          <table:table-cell table:style-name="Gnumeric-default" office:value-type="string">
            <text:p>Document how the shape_function is build out of the coefficients in the matrix output</text:p>
          </table:table-cell>
          <table:table-cell table:number-columns-repeated="1008" table:style-name="Gnumeric-default"/>
        </table:table-row>
        <table:table-row table:style-name="AROW-1">
          <table:table-cell table:number-columns-repeated="1024"/>
        </table:table-row>
        <table:table-row table:style-name="AROW-1">
          <table:table-cell table:number-columns-repeated="3" table:style-name="Gnumeric-default"/>
          <table:table-cell table:style-name="Gnumeric-default" office:value-type="string">
            <text:p>sf_derivate</text:p>
          </table:table-cell>
          <table:table-cell table:number-columns-repeated="2" table:style-name="Gnumeric-default"/>
          <table:table-cell table:style-name="Gnumeric-default" office:value-type="string">
            <text:p>[matrix] SF</text:p>
          </table:table-cell>
          <table:table-cell table:style-name="Gnumeric-default"/>
          <table:table-cell table:style-name="Gnumeric-default" office:value-type="string">
            <text:p>[matrix] [dx_SF, dy_SF]</text:p>
          </table:table-cell>
          <table:table-cell table:style-name="Gnumeric-default"/>
          <table:table-cell table:style-name="Gnumeric-default" office:value-type="string">
            <text:p>Gradients of shape functions.</text:p>
          </table:table-cell>
          <table:table-cell table:number-columns-repeated="1013" table:style-name="Gnumeric-default"/>
        </table:table-row>
        <table:table-row table:style-name="AROW-1" table:number-rows-repeated="3">
          <table:table-cell table:number-columns-repeated="1024"/>
        </table:table-row>
        <table:table-row table:style-name="AROW-1">
          <table:table-cell table:style-name="ACE-0x7f1485151b38" office:value-type="string">
            <text:p>STIFFNESS MATRIX</text:p>
          </table:table-cell>
          <table:table-cell table:number-columns-repeated="2" table:style-name="Gnumeric-default"/>
          <table:table-cell table:style-name="Gnumeric-default" office:value-type="string">
            <text:p>sm_assemble_global</text:p>
          </table:table-cell>
          <table:table-cell table:number-columns-repeated="2" table:style-name="Gnumeric-default"/>
          <table:table-cell table:style-name="Gnumeric-default" office:value-type="string">
            <text:p>[matrix] SF</text:p>
          </table:table-cell>
          <table:table-cell table:style-name="Gnumeric-default"/>
          <table:table-cell table:style-name="Gnumeric-default" office:value-type="string">
            <text:p>[matrix] SM</text:p>
          </table:table-cell>
          <table:table-cell table:style-name="Gnumeric-default"/>
          <table:table-cell table:style-name="Gnumeric-default" office:value-type="string">
            <text:p>Global stiffness matrix</text:p>
          </table:table-cell>
          <table:table-cell table:number-columns-repeated="1013" table:style-name="Gnumeric-default"/>
        </table:table-row>
        <table:table-row table:style-name="AROW-1">
          <table:table-cell table:number-columns-repeated="6" table:style-name="Gnumeric-default"/>
          <table:table-cell table:style-name="ACE-0x7f1485151c60" office:value-type="string">
            <text:p>[integer] cell_counter</text:p>
          </table:table-cell>
          <table:table-cell table:number-columns-repeated="1017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sm_assemble_local_vectorized</text:p>
          </table:table-cell>
          <table:table-cell table:number-columns-repeated="1020" table:style-name="Gnumeric-default"/>
        </table:table-row>
        <table:table-row table:style-name="AROW-1">
          <table:table-cell table:number-columns-repeated="1024"/>
        </table:table-row>
        <table:table-row table:style-name="AROW-1">
          <table:table-cell table:style-name="ACE-0x7f1485151b38" office:value-type="string">
            <text:p>NODE</text:p>
          </table:table-cell>
          <table:table-cell table:number-columns-repeated="2" table:style-name="Gnumeric-default"/>
          <table:table-cell table:style-name="Gnumeric-default" office:value-type="string">
            <text:p>node_generate</text:p>
          </table:table-cell>
          <table:table-cell table:number-columns-repeated="2" table:style-name="Gnumeric-default"/>
          <table:table-cell table:style-name="Gnumeric-default" office:value-type="string">
            <text:p>[integer] polynomial_deg</text:p>
          </table:table-cell>
          <table:table-cell table:style-name="Gnumeric-default"/>
          <table:table-cell table:style-name="ACE-0x7f1485151d88" office:value-type="string">
            <text:p>[matrix] node</text:p>
          </table:table-cell>
          <table:table-cell table:number-columns-repeated="1015" table:style-name="Gnumeric-default"/>
        </table:table-row>
        <table:table-row table:style-name="AROW-1">
          <table:table-cell table:number-columns-repeated="6" table:style-name="Gnumeric-default"/>
          <table:table-cell table:style-name="Gnumeric-default" office:value-type="string">
            <text:p>[integer] mesh_size</text:p>
          </table:table-cell>
          <table:table-cell table:number-columns-repeated="1017" table:style-name="Gnumeric-default"/>
        </table:table-row>
        <table:table-row table:style-name="AROW-1" table:number-rows-repeated="2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node_to_cells</text:p>
          </table:table-cell>
          <table:table-cell table:number-columns-repeated="1020" table:style-name="Gnumeric-default"/>
        </table:table-row>
        <table:table-row table:style-name="AROW-1" table:number-rows-repeated="5">
          <table:table-cell table:number-columns-repeated="1024"/>
        </table:table-row>
        <table:table-row table:style-name="AROW-2">
          <table:table-cell table:style-name="ACE-0x7f1485151b38" office:value-type="string">
            <text:p>RIGHT HAND SIDE</text:p>
          </table:table-cell>
          <table:table-cell table:number-columns-repeated="2" table:style-name="Gnumeric-default"/>
          <table:table-cell table:style-name="Gnumeric-default" office:value-type="string">
            <text:p>rhs_integration_vectorized</text:p>
          </table:table-cell>
          <table:table-cell table:number-columns-repeated="2" table:style-name="Gnumeric-default"/>
          <table:table-cell table:style-name="Gnumeric-default" office:value-type="string">
            <text:p>[matrix] node</text:p>
          </table:table-cell>
          <table:table-cell table:style-name="Gnumeric-default"/>
          <table:table-cell table:style-name="Gnumeric-default" office:value-type="string">
            <text:p>[vector] RHS</text:p>
          </table:table-cell>
          <table:table-cell table:style-name="Gnumeric-default"/>
          <table:table-cell table:style-name="Gnumeric-default" office:value-type="string">
            <text:p>Vector with the calculated integrals in right hand side</text:p>
          </table:table-cell>
          <table:table-cell table:number-columns-repeated="1013" table:style-name="Gnumeric-default"/>
        </table:table-row>
        <table:table-row table:style-name="AROW-1">
          <table:table-cell table:number-columns-repeated="6" table:style-name="Gnumeric-default"/>
          <table:table-cell table:style-name="Gnumeric-default" office:value-type="string">
            <text:p>[function] rhs_function</text:p>
          </table:table-cell>
          <table:table-cell table:number-columns-repeated="1017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number-columns-repeated="1024" table:style-name="Gnumeric-default"/>
        </table:table-row>
        <table:table-row table:style-name="AROW-1" table:number-rows-repeated="3">
          <table:table-cell table:number-columns-repeated="1024"/>
        </table:table-row>
        <table:table-row table:style-name="AROW-2">
          <table:table-cell table:style-name="ACE-0x7f1485151b38" office:value-type="string">
            <text:p>LINEAR SYSTEM SOLVER</text:p>
          </table:table-cell>
          <table:table-cell table:number-columns-repeated="2" table:style-name="Gnumeric-default"/>
          <table:table-cell table:style-name="Gnumeric-default" office:value-type="string">
            <text:p>ls_solve</text:p>
          </table:table-cell>
          <table:table-cell table:number-columns-repeated="2" table:style-name="Gnumeric-default"/>
          <table:table-cell table:style-name="Gnumeric-default" office:value-type="string">
            <text:p>[matrix] SM</text:p>
          </table:table-cell>
          <table:table-cell table:style-name="Gnumeric-default"/>
          <table:table-cell table:style-name="Gnumeric-default" office:value-type="string">
            <text:p>[vector] solution</text:p>
          </table:table-cell>
          <table:table-cell table:number-columns-repeated="1015" table:style-name="Gnumeric-default"/>
        </table:table-row>
        <table:table-row table:style-name="AROW-1">
          <table:table-cell table:style-name="ACE-0x7f1485151b38"/>
          <table:table-cell table:number-columns-repeated="1023" table:style-name="Gnumeric-default"/>
        </table:table-row>
        <table:table-row table:style-name="AROW-2">
          <table:table-cell table:style-name="ACE-0x7f1485151b38"/>
          <table:table-cell table:number-columns-repeated="2" table:style-name="Gnumeric-default"/>
          <table:table-cell table:style-name="Gnumeric-default" office:value-type="string">
            <text:p>ls_cg</text:p>
          </table:table-cell>
          <table:table-cell table:number-columns-repeated="2" table:style-name="Gnumeric-default"/>
          <table:table-cell table:style-name="Gnumeric-default" office:value-type="string">
            <text:p>[matrix] SM</text:p>
          </table:table-cell>
          <table:table-cell table:style-name="Gnumeric-default"/>
          <table:table-cell table:style-name="Gnumeric-default" office:value-type="string">
            <text:p>[vector] solution</text:p>
          </table:table-cell>
          <table:table-cell table:number-columns-repeated="1015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ls_minres</text:p>
          </table:table-cell>
          <table:table-cell table:number-columns-repeated="2" table:style-name="Gnumeric-default"/>
          <table:table-cell table:style-name="Gnumeric-default" office:value-type="string">
            <text:p>[matrix] SM</text:p>
          </table:table-cell>
          <table:table-cell table:style-name="Gnumeric-default"/>
          <table:table-cell table:style-name="Gnumeric-default" office:value-type="string">
            <text:p>[vector] solution</text:p>
          </table:table-cell>
          <table:table-cell table:number-columns-repeated="1015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number-columns-repeated="1024" table:style-name="Gnumeric-default"/>
        </table:table-row>
        <table:table-row table:style-name="AROW-2">
          <table:table-cell table:style-name="ACE-0x7f1485151b38" office:value-type="string">
            <text:p>INTEGRATION</text:p>
          </table:table-cell>
          <table:table-cell table:number-columns-repeated="2" table:style-name="Gnumeric-default"/>
          <table:table-cell table:style-name="Gnumeric-default" office:value-type="string">
            <text:p>int_gauss_weights</text:p>
          </table:table-cell>
          <table:table-cell table:number-columns-repeated="1020" table:style-name="Gnumeric-default"/>
        </table:table-row>
        <table:table-row table:style-name="AROW-0">
          <table:table-cell table:style-name="ACE-0x7f1485151b38"/>
          <table:table-cell table:number-columns-repeated="1023" table:style-name="Gnumeric-default"/>
        </table:table-row>
        <table:table-row table:style-name="AROW-2">
          <table:table-cell table:style-name="ACE-0x7f1485151b38"/>
          <table:table-cell table:number-columns-repeated="2" table:style-name="Gnumeric-default"/>
          <table:table-cell table:style-name="Gnumeric-default" office:value-type="string">
            <text:p>int_gauss_vectorized</text:p>
          </table:table-cell>
          <table:table-cell table:number-columns-repeated="1020" table:style-name="Gnumeric-default"/>
        </table:table-row>
        <table:table-row table:style-name="AROW-1">
          <table:table-cell table:number-columns-repeated="1024"/>
        </table:table-row>
        <table:table-row table:style-name="AROW-4">
          <table:table-cell table:style-name="ACE-0x7f1485151eb0" office:value-type="string">
            <text:p>TESTING</text:p>
          </table:table-cell>
          <table:table-cell table:number-columns-repeated="2" table:style-name="ACE-0x7f1485151fd8"/>
          <table:table-cell table:style-name="ACE-0x7f1485151fd8" office:value-type="string">
            <text:p>test_mesh_generate</text:p>
          </table:table-cell>
          <table:table-cell table:number-columns-repeated="4" table:style-name="ACE-0x7f1485151fd8"/>
          <table:table-cell table:style-name="Gnumeric-default" office:value-type="string">
            <text:p>[bool] correct</text:p>
          </table:table-cell>
          <table:table-cell table:number-columns-repeated="1015" table:style-name="ACE-0x7f1485151fd8"/>
        </table:table-row>
        <table:table-row table:style-name="AROW-1">
          <table:table-cell table:style-name="ACE-0x7f1485151eb0"/>
          <table:table-cell table:number-columns-repeated="1023" table:style-name="ACE-0x7f1485151fd8"/>
        </table:table-row>
        <table:table-row table:style-name="AROW-4">
          <table:table-cell table:style-name="ACE-0x7f1485151eb0"/>
          <table:table-cell table:number-columns-repeated="2" table:style-name="ACE-0x7f1485151fd8"/>
          <table:table-cell table:style-name="ACE-0x7f1485151fd8" office:value-type="string">
            <text:p>test_assemble_global</text:p>
          </table:table-cell>
          <table:table-cell table:number-columns-repeated="4" table:style-name="ACE-0x7f1485151fd8"/>
          <table:table-cell table:style-name="Gnumeric-default" office:value-type="string">
            <text:p>[bool] correct</text:p>
          </table:table-cell>
          <table:table-cell table:number-columns-repeated="1015" table:style-name="ACE-0x7f1485151fd8"/>
        </table:table-row>
        <table:table-row table:style-name="AROW-1">
          <table:table-cell table:style-name="ACE-0x7f1485151eb0"/>
          <table:table-cell table:number-columns-repeated="1023" table:style-name="ACE-0x7f1485151fd8"/>
        </table:table-row>
        <table:table-row table:style-name="AROW-2">
          <table:table-cell table:style-name="ACE-0x7f1485151eb0"/>
          <table:table-cell table:number-columns-repeated="2" table:style-name="ACE-0x7f1485151fd8"/>
          <table:table-cell table:style-name="ACE-0x7f1485151c60" office:value-type="string">
            <text:p>test_assemble_local</text:p>
          </table:table-cell>
          <table:table-cell table:number-columns-repeated="4" table:style-name="ACE-0x7f1485151fd8"/>
          <table:table-cell table:style-name="Gnumeric-default" office:value-type="string">
            <text:p>[bool] correct</text:p>
          </table:table-cell>
          <table:table-cell table:number-columns-repeated="1015" table:style-name="ACE-0x7f1485151fd8"/>
        </table:table-row>
        <table:table-row table:style-name="AROW-1">
          <table:table-cell table:style-name="ACE-0x7f1485151eb0"/>
          <table:table-cell table:number-columns-repeated="1023" table:style-name="ACE-0x7f1485151fd8"/>
        </table:table-row>
        <table:table-row table:style-name="AROW-2">
          <table:table-cell table:style-name="ACE-0x7f1485151eb0"/>
          <table:table-cell table:number-columns-repeated="2" table:style-name="ACE-0x7f1485151fd8"/>
          <table:table-cell table:style-name="ACE-0x7f1485151fd8" office:value-type="string">
            <text:p>test_eval_poly_transformed</text:p>
          </table:table-cell>
          <table:table-cell table:number-columns-repeated="4" table:style-name="ACE-0x7f1485151fd8"/>
          <table:table-cell table:style-name="Gnumeric-default" office:value-type="string">
            <text:p>[bool] correct</text:p>
          </table:table-cell>
          <table:table-cell table:number-columns-repeated="1015" table:style-name="ACE-0x7f1485151fd8"/>
        </table:table-row>
        <table:table-row table:style-name="AROW-1">
          <table:table-cell table:style-name="ACE-0x7f1485151eb0"/>
          <table:table-cell table:number-columns-repeated="1023" table:style-name="ACE-0x7f1485151fd8"/>
        </table:table-row>
        <table:table-row table:style-name="AROW-2">
          <table:table-cell table:style-name="ACE-0x7f1485151eb0"/>
          <table:table-cell table:number-columns-repeated="2" table:style-name="ACE-0x7f1485151fd8"/>
          <table:table-cell table:style-name="ACE-0x7f1485151c60" office:value-type="string">
            <text:p>test_eval_poly</text:p>
          </table:table-cell>
          <table:table-cell table:number-columns-repeated="4" table:style-name="ACE-0x7f1485151fd8"/>
          <table:table-cell table:style-name="Gnumeric-default" office:value-type="string">
            <text:p>[bool] correct</text:p>
          </table:table-cell>
          <table:table-cell table:number-columns-repeated="1015" table:style-name="ACE-0x7f1485151fd8"/>
        </table:table-row>
        <table:table-row table:style-name="AROW-1">
          <table:table-cell table:style-name="ACE-0x7f1485151eb0"/>
          <table:table-cell table:number-columns-repeated="1023" table:style-name="ACE-0x7f1485151fd8"/>
        </table:table-row>
        <table:table-row table:style-name="AROW-2">
          <table:table-cell table:style-name="ACE-0x7f1485151eb0"/>
          <table:table-cell table:number-columns-repeated="2" table:style-name="ACE-0x7f1485151fd8"/>
          <table:table-cell table:style-name="ACE-0x7f1485151c60" office:value-type="string">
            <text:p>test_hf_interpolation</text:p>
          </table:table-cell>
          <table:table-cell table:number-columns-repeated="4" table:style-name="ACE-0x7f1485151fd8"/>
          <table:table-cell table:style-name="Gnumeric-default" office:value-type="string">
            <text:p>[bool] correct</text:p>
          </table:table-cell>
          <table:table-cell table:number-columns-repeated="1015" table:style-name="ACE-0x7f1485151fd8"/>
        </table:table-row>
        <table:table-row table:style-name="AROW-1">
          <table:table-cell table:style-name="ACE-0x7f1485151eb0"/>
          <table:table-cell table:number-columns-repeated="1023" table:style-name="ACE-0x7f1485151fd8"/>
        </table:table-row>
        <table:table-row table:style-name="AROW-2">
          <table:table-cell table:style-name="ACE-0x7f1485151eb0"/>
          <table:table-cell table:number-columns-repeated="2" table:style-name="ACE-0x7f1485151fd8"/>
          <table:table-cell table:style-name="ACE-0x7f1485151fd8" office:value-type="string">
            <text:p>test_rhs_integration</text:p>
          </table:table-cell>
          <table:table-cell table:number-columns-repeated="1020" table:style-name="ACE-0x7f1485151fd8"/>
        </table:table-row>
        <table:table-row table:style-name="AROW-0">
          <table:table-cell table:style-name="ACE-0x7f1485151eb0"/>
          <table:table-cell table:number-columns-repeated="1023" table:style-name="ACE-0x7f1485151fd8"/>
        </table:table-row>
        <table:table-row table:style-name="AROW-2">
          <table:table-cell table:style-name="ACE-0x7f1485151eb0"/>
          <table:table-cell table:number-columns-repeated="2" table:style-name="ACE-0x7f1485151fd8"/>
          <table:table-cell table:style-name="ACE-0x7f1485151fd8" office:value-type="string">
            <text:p>test_sf_derivate</text:p>
          </table:table-cell>
          <table:table-cell table:number-columns-repeated="1020" table:style-name="ACE-0x7f1485151fd8"/>
        </table:table-row>
        <table:table-row table:style-name="AROW-0">
          <table:table-cell table:style-name="ACE-0x7f1485151eb0"/>
          <table:table-cell table:number-columns-repeated="1023" table:style-name="ACE-0x7f1485151fd8"/>
        </table:table-row>
        <table:table-row table:style-name="AROW-2">
          <table:table-cell table:style-name="ACE-0x7f1485151eb0"/>
          <table:table-cell table:number-columns-repeated="2" table:style-name="ACE-0x7f1485151fd8"/>
          <table:table-cell table:style-name="ACE-0x7f1485151fd8" office:value-type="string">
            <text:p>test_sf_generate</text:p>
          </table:table-cell>
          <table:table-cell table:number-columns-repeated="1020" table:style-name="ACE-0x7f1485151fd8"/>
        </table:table-row>
        <table:table-row table:style-name="AROW-0">
          <table:table-cell table:style-name="ACE-0x7f1485151eb0"/>
          <table:table-cell table:number-columns-repeated="1023" table:style-name="ACE-0x7f1485151fd8"/>
        </table:table-row>
        <table:table-row table:style-name="AROW-2">
          <table:table-cell table:style-name="ACE-0x7f1485151eb0"/>
          <table:table-cell table:number-columns-repeated="2" table:style-name="ACE-0x7f1485151fd8"/>
          <table:table-cell table:style-name="ACE-0x7f1485151fd8" office:value-type="string">
            <text:p>test_solution</text:p>
          </table:table-cell>
          <table:table-cell table:number-columns-repeated="1020" table:style-name="ACE-0x7f1485151fd8"/>
        </table:table-row>
        <table:table-row table:style-name="AROW-0">
          <table:table-cell table:style-name="ACE-0x7f1485151eb0"/>
          <table:table-cell table:number-columns-repeated="2" table:style-name="ACE-0x7f1485151fd8"/>
          <table:table-cell table:style-name="Gnumeric-default"/>
          <table:table-cell table:number-columns-repeated="1020" table:style-name="ACE-0x7f1485151fd8"/>
        </table:table-row>
        <table:table-row table:style-name="AROW-2">
          <table:table-cell table:style-name="ACE-0x7f1485151eb0"/>
          <table:table-cell table:number-columns-repeated="2" table:style-name="ACE-0x7f1485151fd8"/>
          <table:table-cell table:style-name="Gnumeric-default" office:value-type="string">
            <text:p>test_complete</text:p>
          </table:table-cell>
          <table:table-cell table:number-columns-repeated="1020" table:style-name="ACE-0x7f1485151fd8"/>
        </table:table-row>
        <table:table-row table:style-name="AROW-1">
          <table:table-cell table:number-columns-repeated="3" table:style-name="Gnumeric-default"/>
          <table:table-cell table:style-name="ACE-0x7f1485151fd8"/>
          <table:table-cell table:number-columns-repeated="1020" table:style-name="Gnumeric-default"/>
        </table:table-row>
        <table:table-row table:style-name="AROW-2">
          <table:table-cell table:style-name="ACE-0x7f1485151b38" office:value-type="string">
            <text:p>ERROR ANALYSIS</text:p>
          </table:table-cell>
          <table:table-cell table:number-columns-repeated="2" table:style-name="Gnumeric-default"/>
          <table:table-cell table:style-name="Gnumeric-default" office:value-type="string">
            <text:p>error_L2</text:p>
          </table:table-cell>
          <table:table-cell table:number-columns-repeated="1020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error_runge</text:p>
          </table:table-cell>
          <table:table-cell table:number-columns-repeated="1020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number-columns-repeated="1024" table:style-name="Gnumeric-default"/>
        </table:table-row>
        <table:table-row table:style-name="AROW-1" table:number-rows-repeated="2">
          <table:table-cell table:number-columns-repeated="1024"/>
        </table:table-row>
        <table:table-row table:style-name="AROW-1">
          <table:table-cell table:style-name="ACE-0x7f1485151b38" office:value-type="string">
            <text:p>MODEL</text:p>
          </table:table-cell>
          <table:table-cell table:number-columns-repeated="2" table:style-name="Gnumeric-default"/>
          <table:table-cell table:style-name="Gnumeric-default" office:value-type="string">
            <text:p>m_plot_solution</text:p>
          </table:table-cell>
          <table:table-cell table:number-columns-repeated="1020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m_plot_paraview</text:p>
          </table:table-cell>
          <table:table-cell table:number-columns-repeated="1020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m_plot_shape_functions</text:p>
          </table:table-cell>
          <table:table-cell table:number-columns-repeated="1020" table:style-name="Gnumeric-default"/>
        </table:table-row>
        <table:table-row table:style-name="AROW-1" table:number-rows-repeated="4">
          <table:table-cell table:number-columns-repeated="1024"/>
        </table:table-row>
        <table:table-row table:style-name="AROW-2">
          <table:table-cell table:style-name="ACE-0x7f1485151b38" office:value-type="string">
            <text:p>HELP FUNCTION</text:p>
          </table:table-cell>
          <table:table-cell table:number-columns-repeated="2" table:style-name="Gnumeric-default"/>
          <table:table-cell table:style-name="Gnumeric-default" office:value-type="string">
            <text:p>hf_eval_poly</text:p>
          </table:table-cell>
          <table:table-cell table:number-columns-repeated="2" table:style-name="Gnumeric-default"/>
          <table:table-cell table:style-name="Gnumeric-default" office:value-type="string">
            <text:p>[vector] polynomial</text:p>
          </table:table-cell>
          <table:table-cell table:style-name="Gnumeric-default"/>
          <table:table-cell table:style-name="Gnumeric-default" office:value-type="string">
            <text:p>[double] polynomial_value</text:p>
          </table:table-cell>
          <table:table-cell table:number-columns-repeated="1015" table:style-name="Gnumeric-default"/>
        </table:table-row>
        <table:table-row table:style-name="AROW-1">
          <table:table-cell table:number-columns-repeated="6" table:style-name="Gnumeric-default"/>
          <table:table-cell table:style-name="Gnumeric-default" office:value-type="string">
            <text:p>[double] x_value</text:p>
          </table:table-cell>
          <table:table-cell table:number-columns-repeated="1017" table:style-name="Gnumeric-default"/>
        </table:table-row>
        <table:table-row table:style-name="AROW-1">
          <table:table-cell table:number-columns-repeated="6" table:style-name="Gnumeric-default"/>
          <table:table-cell table:style-name="Gnumeric-default" office:value-type="string">
            <text:p>[double] y_value</text:p>
          </table:table-cell>
          <table:table-cell table:number-columns-repeated="1017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hf_eval_poly_transformed</text:p>
          </table:table-cell>
          <table:table-cell table:number-columns-repeated="1020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hf_eval_solution_vectorized</text:p>
          </table:table-cell>
          <table:table-cell table:number-columns-repeated="1020" table:style-name="Gnumeric-default"/>
        </table:table-row>
        <table:table-row table:style-name="AROW-1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hf_exponent_to_column</text:p>
          </table:table-cell>
          <table:table-cell table:number-columns-repeated="1020" table:style-name="Gnumeric-default"/>
        </table:table-row>
        <table:table-row table:style-name="AROW-1">
          <table:table-cell table:number-columns-repeated="1024"/>
        </table:table-row>
        <table:table-row table:style-name="AROW-1">
          <table:table-cell table:number-columns-repeated="3" table:style-name="Gnumeric-default"/>
          <table:table-cell table:style-name="Gnumeric-default" office:value-type="string">
            <text:p>hf_interpolation</text:p>
          </table:table-cell>
          <table:table-cell table:number-columns-repeated="2" table:style-name="Gnumeric-default"/>
          <table:table-cell table:style-name="Gnumeric-default" office:value-type="string">
            <text:p>[matrix] data_set</text:p>
          </table:table-cell>
          <table:table-cell table:style-name="Gnumeric-default"/>
          <table:table-cell table:style-name="Gnumeric-default" office:value-type="string">
            <text:p>[vector] coefficient_vector</text:p>
          </table:table-cell>
          <table:table-cell table:number-columns-repeated="1015" table:style-name="Gnumeric-default"/>
        </table:table-row>
        <table:table-row table:style-name="AROW-0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hf_kronecker_delta</text:p>
          </table:table-cell>
          <table:table-cell table:number-columns-repeated="1020" table:style-name="Gnumeric-default"/>
        </table:table-row>
        <table:table-row table:style-name="AROW-0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hf_remove_duplicates</text:p>
          </table:table-cell>
          <table:table-cell table:number-columns-repeated="1020" table:style-name="Gnumeric-default"/>
        </table:table-row>
        <table:table-row table:style-name="AROW-0">
          <table:table-cell table:number-columns-repeated="1024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hf_vtk</text:p>
          </table:table-cell>
          <table:table-cell table:number-columns-repeated="1020" table:style-name="Gnumeric-default"/>
        </table:table-row>
        <table:table-row table:style-name="AROW-0" table:number-rows-repeated="20">
          <table:table-cell table:number-columns-repeated="1024"/>
        </table:table-row>
        <table:named-expressions>
          <table:named-expression table:name="Print_Area" table:expression="of:=#REF!" table:base-cell-address="$'Tabelle1'.$A$1"/>
          <table:named-expression table:name="Sheet_Title" table:expression="of:=&quot;Tabelle1&quot;" table:base-cell-address="$'Tabelle1'.$A$1"/>
        </table:named-expressions>
        <gnm:selections gnm:cursor-col="6" gnm:cursor-row="50">
          <gnm:selection gnm:start-col="6" gnm:start-row="50" gnm:end-col="6" gnm:end-row="50"/>
        </gnm:selections>
      </table:table>
      <table:table table:name="Tabelle2" table:style-name="ta-0x7f148511e230" table:print="false">
        <office:forms form:automatic-focus="false" form:apply-design-mode="false">
          <form:form/>
        </office:forms>
        <table:table-column table:default-cell-style-name="ACE-0x7f148514f9b0" table:style-name="ACOL-0"/>
        <table:table-column table:default-cell-style-name="ACE-0x7f148514f9b0" table:style-name="ACOL-0" table:number-columns-repeated="127"/>
        <table:table-row table:style-name="AROW-1">
          <table:table-cell table:number-columns-repeated="128"/>
        </table:table-row>
        <table:table-row table:style-name="AROW-0" table:number-rows-repeated="127">
          <table:table-cell table:number-columns-repeated="128"/>
        </table:table-row>
        <table:named-expressions>
          <table:named-expression table:name="Print_Area" table:expression="of:=#REF!" table:base-cell-address="$'Tabelle2'.$A$1"/>
          <table:named-expression table:name="Sheet_Title" table:expression="of:=&quot;Tabelle2&quot;" table:base-cell-address="$'Tabelle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Tabelle3" table:style-name="ta-0x7f148511e420" table:print="false">
        <office:forms form:automatic-focus="false" form:apply-design-mode="false">
          <form:form/>
        </office:forms>
        <table:table-column table:default-cell-style-name="ACE-0x7f148514fad8" table:style-name="ACOL-0"/>
        <table:table-column table:default-cell-style-name="ACE-0x7f148514fad8" table:style-name="ACOL-0" table:number-columns-repeated="127"/>
        <table:table-row table:style-name="AROW-1">
          <table:table-cell table:number-columns-repeated="128"/>
        </table:table-row>
        <table:table-row table:style-name="AROW-0" table:number-rows-repeated="127">
          <table:table-cell table:number-columns-repeated="128"/>
        </table:table-row>
        <table:named-expressions>
          <table:named-expression table:name="Print_Area" table:expression="of:=#REF!" table:base-cell-address="$'Tabelle3'.$A$1"/>
          <table:named-expression table:name="Sheet_Title" table:expression="of:=&quot;Tabelle3&quot;" table:base-cell-address="$'Tabelle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64.26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14851366c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148515bf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148510378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148511e040" style:display-name="Tabelle1" style:page-layout-name="pl-0x7f14851366c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Seite </text:span><text:page-number style:num-format="1"/></text:p>
        </style:region-center>
        <style:region-right>
          <text:p/>
        </style:region-right>
      </style:footer>
    </style:master-page>
    <style:master-page style:name="ta-mp-0x7f148511e230" style:display-name="Tabelle2" style:page-layout-name="pl-0x7f148515bf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Seite </text:span><text:page-number style:num-format="1"/></text:p>
        </style:region-center>
        <style:region-right>
          <text:p/>
        </style:region-right>
      </style:footer>
    </style:master-page>
    <style:master-page style:name="ta-mp-0x7f148511e420" style:display-name="Tabelle3" style:page-layout-name="pl-0x7f148510378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Seit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nes Witwit</dc:creator>
    <dc:date>2017-02-03T21:13:43Z</dc:date>
    <meta:creation-date>2016-12-20T17:08:32Z</meta:creation-date>
    <meta:editing-cycles>47</meta:editing-cycles>
    <meta:editing-duration>PT22H12M12S</meta:editing-duration>
    <meta:generator>gnumeric/1.12.9</meta:generator>
    <meta:initial-creator>Enes Witwit</meta:initial-creator>
  </office:meta>
</office:document-meta>
</file>